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fo:color="#9cdcfe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[</text:p>
      <text:p text:style-name="P1">{</text:p>
      <text:p text:style-name="P1"><text:span text:style-name="T1">"anonymous"</text:span>: <text:span text:style-name="T2">false</text:span>,</text:p>
      <text:p text:style-name="P1"><text:span text:style-name="T1">"inputs"</text:span>: [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patient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familyMember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message"</text:span>,</text:p>
      <text:p text:style-name="P1"><text:span text:style-name="T1">"type"</text:span>: <text:span text:style-name="T3">"string"</text:span></text:p>
      <text:p text:style-name="P1">}</text:p>
      <text:p text:style-name="P1">],</text:p>
      <text:p text:style-name="P1"><text:span text:style-name="T1">"name"</text:span>: <text:span text:style-name="T3">"FamilyMemberNotified"</text:span>,</text:p>
      <text:p text:style-name="P1"><text:span text:style-name="T1">"type"</text:span>: <text:span text:style-name="T3">"event"</text:span></text:p>
      <text:p text:style-name="P1">},</text:p>
      <text:p text:style-name="P1">{</text:p>
      <text:p text:style-name="P1"><text:span text:style-name="T1">"anonymous"</text:span>: <text:span text:style-name="T2">false</text:span>,</text:p>
      <text:p text:style-name="P1"><text:span text:style-name="T1">"inputs"</text:span>: [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familyMember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name"</text:span>,</text:p>
      <text:p text:style-name="P1"><text:span text:style-name="T1">"type"</text:span>: <text:span text:style-name="T3">"string"</text:span></text:p>
      <text:p text:style-name="P1">}</text:p>
      <text:p text:style-name="P1">],</text:p>
      <text:p text:style-name="P1"><text:span text:style-name="T1">"name"</text:span>: <text:span text:style-name="T3">"FamilyMemberRegistered"</text:span>,</text:p>
      <text:p text:style-name="P1"><text:span text:style-name="T1">"type"</text:span>: <text:span text:style-name="T3">"event"</text:span></text:p>
      <text:p text:style-name="P1">},</text:p>
      <text:p text:style-name="P1">{</text:p>
      <text:p text:style-name="P1"><text:span text:style-name="T1">"anonymous"</text:span>: <text:span text:style-name="T2">false</text:span>,</text:p>
      <text:p text:style-name="P1"><text:span text:style-name="T1">"inputs"</text:span>: [</text:p>
      <text:p text:style-name="P1">{</text:p>
      <text:p text:style-name="P1"><text:span text:style-name="T1">"indexed"</text:span>: <text:span text:style-name="T2">false</text:span>,</text:p>
      <text:p text:style-name="P1"><text:soft-page-break/><text:span text:style-name="T1">"internalType"</text:span>: <text:span text:style-name="T3">"address"</text:span>,</text:p>
      <text:p text:style-name="P1"><text:span text:style-name="T1">"name"</text:span>: <text:span text:style-name="T3">"expert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data"</text:span>,</text:p>
      <text:p text:style-name="P1"><text:span text:style-name="T1">"type"</text:span>: <text:span text:style-name="T3">"string"</text:span></text:p>
      <text:p text:style-name="P1">}</text:p>
      <text:p text:style-name="P1">],</text:p>
      <text:p text:style-name="P1"><text:span text:style-name="T1">"name"</text:span>: <text:span text:style-name="T3">"HealthDataReceived"</text:span>,</text:p>
      <text:p text:style-name="P1"><text:span text:style-name="T1">"type"</text:span>: <text:span text:style-name="T3">"event"</text:span></text:p>
      <text:p text:style-name="P1">},</text:p>
      <text:p text:style-name="P1">{</text:p>
      <text:p text:style-name="P1"><text:span text:style-name="T1">"anonymous"</text:span>: <text:span text:style-name="T2">false</text:span>,</text:p>
      <text:p text:style-name="P1"><text:span text:style-name="T1">"inputs"</text:span>: [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patient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HealthDataRequest"</text:span>,</text:p>
      <text:p text:style-name="P1"><text:span text:style-name="T1">"type"</text:span>: <text:span text:style-name="T3">"event"</text:span></text:p>
      <text:p text:style-name="P1">},</text:p>
      <text:p text:style-name="P1">{</text:p>
      <text:p text:style-name="P1"><text:span text:style-name="T1">"anonymous"</text:span>: <text:span text:style-name="T2">false</text:span>,</text:p>
      <text:p text:style-name="P1"><text:span text:style-name="T1">"inputs"</text:span>: [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patient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data"</text:span>,</text:p>
      <text:p text:style-name="P1"><text:span text:style-name="T1">"type"</text:span>: <text:span text:style-name="T3">"string"</text:span></text:p>
      <text:p text:style-name="P1">}</text:p>
      <text:p text:style-name="P1">],</text:p>
      <text:p text:style-name="P1"><text:span text:style-name="T1">"name"</text:span>: <text:span text:style-name="T3">"HealthDataSent"</text:span>,</text:p>
      <text:p text:style-name="P1"><text:span text:style-name="T1">"type"</text:span>: <text:span text:style-name="T3">"event"</text:span></text:p>
      <text:p text:style-name="P1">},</text:p>
      <text:p text:style-name="P1">{</text:p>
      <text:p text:style-name="P1"><text:span text:style-name="T1">"anonymous"</text:span>: <text:span text:style-name="T2">false</text:span>,</text:p>
      <text:p text:style-name="P1"><text:span text:style-name="T1">"inputs"</text:span>: [</text:p>
      <text:p text:style-name="P1">{</text:p>
      <text:p text:style-name="P1"><text:span text:style-name="T1">"indexed"</text:span>: <text:span text:style-name="T2">false</text:span>,</text:p>
      <text:p text:style-name="P1"><text:soft-page-break/><text:span text:style-name="T1">"internalType"</text:span>: <text:span text:style-name="T3">"address"</text:span>,</text:p>
      <text:p text:style-name="P1"><text:span text:style-name="T1">"name"</text:span>: <text:span text:style-name="T3">"expert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patient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researchInstitute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data"</text:span>,</text:p>
      <text:p text:style-name="P1"><text:span text:style-name="T1">"type"</text:span>: <text:span text:style-name="T3">"string"</text:span></text:p>
      <text:p text:style-name="P1">}</text:p>
      <text:p text:style-name="P1">],</text:p>
      <text:p text:style-name="P1"><text:span text:style-name="T1">"name"</text:span>: <text:span text:style-name="T3">"HealthDataSentToRI"</text:span>,</text:p>
      <text:p text:style-name="P1"><text:span text:style-name="T1">"type"</text:span>: <text:span text:style-name="T3">"event"</text:span></text:p>
      <text:p text:style-name="P1">},</text:p>
      <text:p text:style-name="P1">{</text:p>
      <text:p text:style-name="P1"><text:span text:style-name="T1">"anonymous"</text:span>: <text:span text:style-name="T2">false</text:span>,</text:p>
      <text:p text:style-name="P1"><text:span text:style-name="T1">"inputs"</text:span>: [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patient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expert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HealthcareExpertAdded"</text:span>,</text:p>
      <text:p text:style-name="P1"><text:span text:style-name="T1">"type"</text:span>: <text:span text:style-name="T3">"event"</text:span></text:p>
      <text:p text:style-name="P1">},</text:p>
      <text:p text:style-name="P1">{</text:p>
      <text:p text:style-name="P1"><text:span text:style-name="T1">"anonymous"</text:span>: <text:span text:style-name="T2">false</text:span>,</text:p>
      <text:p text:style-name="P1"><text:span text:style-name="T1">"inputs"</text:span>: [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oft-page-break/><text:span text:style-name="T1">"name"</text:span>: <text:span text:style-name="T3">"expert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name"</text:span>,</text:p>
      <text:p text:style-name="P1"><text:span text:style-name="T1">"type"</text:span>: <text:span text:style-name="T3">"string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specialization"</text:span>,</text:p>
      <text:p text:style-name="P1"><text:span text:style-name="T1">"type"</text:span>: <text:span text:style-name="T3">"string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uint256"</text:span>,</text:p>
      <text:p text:style-name="P1"><text:span text:style-name="T1">"name"</text:span>: <text:span text:style-name="T3">"yearsOfExperience"</text:span>,</text:p>
      <text:p text:style-name="P1"><text:span text:style-name="T1">"type"</text:span>: <text:span text:style-name="T3">"uint256"</text:span></text:p>
      <text:p text:style-name="P1">}</text:p>
      <text:p text:style-name="P1">],</text:p>
      <text:p text:style-name="P1"><text:span text:style-name="T1">"name"</text:span>: <text:span text:style-name="T3">"HealthcareExpertRegistered"</text:span>,</text:p>
      <text:p text:style-name="P1"><text:span text:style-name="T1">"type"</text:span>: <text:span text:style-name="T3">"event"</text:span></text:p>
      <text:p text:style-name="P1">},</text:p>
      <text:p text:style-name="P1">{</text:p>
      <text:p text:style-name="P1"><text:span text:style-name="T1">"anonymous"</text:span>: <text:span text:style-name="T2">false</text:span>,</text:p>
      <text:p text:style-name="P1"><text:span text:style-name="T1">"inputs"</text:span>: [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patient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expert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HealthcareExpertRemoved"</text:span>,</text:p>
      <text:p text:style-name="P1"><text:span text:style-name="T1">"type"</text:span>: <text:span text:style-name="T3">"event"</text:span></text:p>
      <text:p text:style-name="P1">},</text:p>
      <text:p text:style-name="P1">{</text:p>
      <text:p text:style-name="P1"><text:span text:style-name="T1">"anonymous"</text:span>: <text:span text:style-name="T2">false</text:span>,</text:p>
      <text:p text:style-name="P1"><text:span text:style-name="T1">"inputs"</text:span>: [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expert"</text:span>,</text:p>
      <text:p text:style-name="P1"><text:soft-page-break/><text:span text:style-name="T1">"type"</text:span>: <text:span text:style-name="T3">"address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patient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message"</text:span>,</text:p>
      <text:p text:style-name="P1"><text:span text:style-name="T1">"type"</text:span>: <text:span text:style-name="T3">"string"</text:span></text:p>
      <text:p text:style-name="P1">}</text:p>
      <text:p text:style-name="P1">],</text:p>
      <text:p text:style-name="P1"><text:span text:style-name="T1">"name"</text:span>: <text:span text:style-name="T3">"MessageSent"</text:span>,</text:p>
      <text:p text:style-name="P1"><text:span text:style-name="T1">"type"</text:span>: <text:span text:style-name="T3">"event"</text:span></text:p>
      <text:p text:style-name="P1">},</text:p>
      <text:p text:style-name="P1">{</text:p>
      <text:p text:style-name="P1"><text:span text:style-name="T1">"anonymous"</text:span>: <text:span text:style-name="T2">false</text:span>,</text:p>
      <text:p text:style-name="P1"><text:span text:style-name="T1">"inputs"</text:span>: [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patient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bool"</text:span>,</text:p>
      <text:p text:style-name="P1"><text:span text:style-name="T1">"name"</text:span>: <text:span text:style-name="T3">"consent"</text:span>,</text:p>
      <text:p text:style-name="P1"><text:span text:style-name="T1">"type"</text:span>: <text:span text:style-name="T3">"bool"</text:span></text:p>
      <text:p text:style-name="P1">}</text:p>
      <text:p text:style-name="P1">],</text:p>
      <text:p text:style-name="P1"><text:span text:style-name="T1">"name"</text:span>: <text:span text:style-name="T3">"PatientConsentToRI"</text:span>,</text:p>
      <text:p text:style-name="P1"><text:span text:style-name="T1">"type"</text:span>: <text:span text:style-name="T3">"event"</text:span></text:p>
      <text:p text:style-name="P1">},</text:p>
      <text:p text:style-name="P1">{</text:p>
      <text:p text:style-name="P1"><text:span text:style-name="T1">"anonymous"</text:span>: <text:span text:style-name="T2">false</text:span>,</text:p>
      <text:p text:style-name="P1"><text:span text:style-name="T1">"inputs"</text:span>: [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patient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PatientRegistered"</text:span>,</text:p>
      <text:p text:style-name="P1"><text:span text:style-name="T1">"type"</text:span>: <text:span text:style-name="T3">"event"</text:span></text:p>
      <text:p text:style-name="P1">},</text:p>
      <text:p text:style-name="P1">{</text:p>
      <text:p text:style-name="P1"><text:soft-page-break/><text:span text:style-name="T1">"anonymous"</text:span>: <text:span text:style-name="T2">false</text:span>,</text:p>
      <text:p text:style-name="P1"><text:span text:style-name="T1">"inputs"</text:span>: [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patient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uint256"</text:span>,</text:p>
      <text:p text:style-name="P1"><text:span text:style-name="T1">"name"</text:span>: <text:span text:style-name="T3">"amount"</text:span>,</text:p>
      <text:p text:style-name="P1"><text:span text:style-name="T1">"type"</text:span>: <text:span text:style-name="T3">"uint256"</text:span></text:p>
      <text:p text:style-name="P1">}</text:p>
      <text:p text:style-name="P1">],</text:p>
      <text:p text:style-name="P1"><text:span text:style-name="T1">"name"</text:span>: <text:span text:style-name="T3">"PatientRewarded"</text:span>,</text:p>
      <text:p text:style-name="P1"><text:span text:style-name="T1">"type"</text:span>: <text:span text:style-name="T3">"event"</text:span></text:p>
      <text:p text:style-name="P1">},</text:p>
      <text:p text:style-name="P1">{</text:p>
      <text:p text:style-name="P1"><text:span text:style-name="T1">"anonymous"</text:span>: <text:span text:style-name="T2">false</text:span>,</text:p>
      <text:p text:style-name="P1"><text:span text:style-name="T1">"inputs"</text:span>: [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institute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dexed"</text:span>: <text:span text:style-name="T2">false</text:span>,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name"</text:span>,</text:p>
      <text:p text:style-name="P1"><text:span text:style-name="T1">"type"</text:span>: <text:span text:style-name="T3">"string"</text:span></text:p>
      <text:p text:style-name="P1">}</text:p>
      <text:p text:style-name="P1">],</text:p>
      <text:p text:style-name="P1"><text:span text:style-name="T1">"name"</text:span>: <text:span text:style-name="T3">"ResearchInstituteRegistered"</text:span>,</text:p>
      <text:p text:style-name="P1"><text:span text:style-name="T1">"type"</text:span>: <text:span text:style-name="T3">"event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familyMember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addFamilyMember"</text:span>,</text:p>
      <text:p text:style-name="P1"><text:span text:style-name="T1">"outputs"</text:span>: [],</text:p>
      <text:p text:style-name="P1"><text:span text:style-name="T1">"stateMutability"</text:span>: <text:span text:style-name="T3">"nonpayable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oft-page-break/><text:span text:style-name="T1">"in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expert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addHealthcareExpert"</text:span>,</text:p>
      <text:p text:style-name="P1"><text:span text:style-name="T1">"outputs"</text:span>: [],</text:p>
      <text:p text:style-name="P1"><text:span text:style-name="T1">"stateMutability"</text:span>: <text:span text:style-name="T3">"nonpayable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],</text:p>
      <text:p text:style-name="P1"><text:span text:style-name="T1">"name"</text:span>: <text:span text:style-name="T3">"checkHealthDataTime"</text:span>,</text:p>
      <text:p text:style-name="P1"><text:span text:style-name="T1">"outputs"</text:span>: [],</text:p>
      <text:p text:style-name="P1"><text:span text:style-name="T1">"stateMutability"</text:span>: <text:span text:style-name="T3">"nonpayable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familyMembers"</text:span>,</text:p>
      <text:p text:style-name="P1"><text:span text:style-name="T1">"outputs"</text:span>: [</text:p>
      <text:p text:style-name="P1">{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name"</text:span>,</text:p>
      <text:p text:style-name="P1"><text:span text:style-name="T1">"type"</text:span>: <text:span text:style-name="T3">"string"</text:span></text:p>
      <text:p text:style-name="P1">},</text:p>
      <text:p text:style-name="P1">{</text:p>
      <text:p text:style-name="P1"><text:span text:style-name="T1">"internalType"</text:span>: <text:span text:style-name="T3">"bool"</text:span>,</text:p>
      <text:p text:style-name="P1"><text:span text:style-name="T1">"name"</text:span>: <text:span text:style-name="T3">"isRegistered"</text:span>,</text:p>
      <text:p text:style-name="P1"><text:span text:style-name="T1">"type"</text:span>: <text:span text:style-name="T3">"bool"</text:span></text:p>
      <text:p text:style-name="P1">}</text:p>
      <text:p text:style-name="P1">],</text:p>
      <text:p text:style-name="P1"><text:span text:style-name="T1">"stateMutability"</text:span>: <text:span text:style-name="T3">"view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],</text:p>
      <text:p text:style-name="P1"><text:span text:style-name="T1">"name"</text:span>: <text:span text:style-name="T3">"getHealthcareExpertAddresses"</text:span>,</text:p>
      <text:p text:style-name="P1"><text:span text:style-name="T1">"outputs"</text:span>: [</text:p>
      <text:p text:style-name="P1">{</text:p>
      <text:p text:style-name="P1"><text:span text:style-name="T1">"internalType"</text:span>: <text:span text:style-name="T3">"address[]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address[]"</text:span></text:p>
      <text:p text:style-name="P1"><text:soft-page-break/>}</text:p>
      <text:p text:style-name="P1">],</text:p>
      <text:p text:style-name="P1"><text:span text:style-name="T1">"stateMutability"</text:span>: <text:span text:style-name="T3">"view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patient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getLastHealthDataTime"</text:span>,</text:p>
      <text:p text:style-name="P1"><text:span text:style-name="T1">"outputs"</text:span>: [</text:p>
      <text:p text:style-name="P1">{</text:p>
      <text:p text:style-name="P1"><text:span text:style-name="T1">"internalType"</text:span>: <text:span text:style-name="T3">"uint256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uint256"</text:span></text:p>
      <text:p text:style-name="P1">}</text:p>
      <text:p text:style-name="P1">],</text:p>
      <text:p text:style-name="P1"><text:span text:style-name="T1">"stateMutability"</text:span>: <text:span text:style-name="T3">"view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],</text:p>
      <text:p text:style-name="P1"><text:span text:style-name="T1">"name"</text:span>: <text:span text:style-name="T3">"getPatientAddresses"</text:span>,</text:p>
      <text:p text:style-name="P1"><text:span text:style-name="T1">"outputs"</text:span>: [</text:p>
      <text:p text:style-name="P1">{</text:p>
      <text:p text:style-name="P1"><text:span text:style-name="T1">"internalType"</text:span>: <text:span text:style-name="T3">"address[]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address[]"</text:span></text:p>
      <text:p text:style-name="P1">}</text:p>
      <text:p text:style-name="P1">],</text:p>
      <text:p text:style-name="P1"><text:span text:style-name="T1">"stateMutability"</text:span>: <text:span text:style-name="T3">"view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],</text:p>
      <text:p text:style-name="P1"><text:span text:style-name="T1">"name"</text:span>: <text:span text:style-name="T3">"getTotalHealthcareExperts"</text:span>,</text:p>
      <text:p text:style-name="P1"><text:span text:style-name="T1">"outputs"</text:span>: [</text:p>
      <text:p text:style-name="P1">{</text:p>
      <text:p text:style-name="P1"><text:span text:style-name="T1">"internalType"</text:span>: <text:span text:style-name="T3">"uint256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uint256"</text:span></text:p>
      <text:p text:style-name="P1">}</text:p>
      <text:p text:style-name="P1">],</text:p>
      <text:p text:style-name="P1"><text:span text:style-name="T1">"stateMutability"</text:span>: <text:span text:style-name="T3">"view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oft-page-break/><text:span text:style-name="T1">"inputs"</text:span>: [],</text:p>
      <text:p text:style-name="P1"><text:span text:style-name="T1">"name"</text:span>: <text:span text:style-name="T3">"getTotalPatients"</text:span>,</text:p>
      <text:p text:style-name="P1"><text:span text:style-name="T1">"outputs"</text:span>: [</text:p>
      <text:p text:style-name="P1">{</text:p>
      <text:p text:style-name="P1"><text:span text:style-name="T1">"internalType"</text:span>: <text:span text:style-name="T3">"uint256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uint256"</text:span></text:p>
      <text:p text:style-name="P1">}</text:p>
      <text:p text:style-name="P1">],</text:p>
      <text:p text:style-name="P1"><text:span text:style-name="T1">"stateMutability"</text:span>: <text:span text:style-name="T3">"view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healthcareExperts"</text:span>,</text:p>
      <text:p text:style-name="P1"><text:span text:style-name="T1">"outputs"</text:span>: [</text:p>
      <text:p text:style-name="P1">{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name"</text:span>,</text:p>
      <text:p text:style-name="P1"><text:span text:style-name="T1">"type"</text:span>: <text:span text:style-name="T3">"string"</text:span></text:p>
      <text:p text:style-name="P1">},</text:p>
      <text:p text:style-name="P1">{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specialization"</text:span>,</text:p>
      <text:p text:style-name="P1"><text:span text:style-name="T1">"type"</text:span>: <text:span text:style-name="T3">"string"</text:span></text:p>
      <text:p text:style-name="P1">},</text:p>
      <text:p text:style-name="P1">{</text:p>
      <text:p text:style-name="P1"><text:span text:style-name="T1">"internalType"</text:span>: <text:span text:style-name="T3">"uint256"</text:span>,</text:p>
      <text:p text:style-name="P1"><text:span text:style-name="T1">"name"</text:span>: <text:span text:style-name="T3">"yearsOfExperience"</text:span>,</text:p>
      <text:p text:style-name="P1"><text:span text:style-name="T1">"type"</text:span>: <text:span text:style-name="T3">"uint256"</text:span></text:p>
      <text:p text:style-name="P1">},</text:p>
      <text:p text:style-name="P1">{</text:p>
      <text:p text:style-name="P1"><text:span text:style-name="T1">"internalType"</text:span>: <text:span text:style-name="T3">"bool"</text:span>,</text:p>
      <text:p text:style-name="P1"><text:span text:style-name="T1">"name"</text:span>: <text:span text:style-name="T3">"isRegistered"</text:span>,</text:p>
      <text:p text:style-name="P1"><text:span text:style-name="T1">"type"</text:span>: <text:span text:style-name="T3">"bool"</text:span></text:p>
      <text:p text:style-name="P1">}</text:p>
      <text:p text:style-name="P1">],</text:p>
      <text:p text:style-name="P1"><text:span text:style-name="T1">"stateMutability"</text:span>: <text:span text:style-name="T3">"view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"</text:span>,</text:p>
      <text:p text:style-name="P1"><text:soft-page-break/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lastHealthDataTime"</text:span>,</text:p>
      <text:p text:style-name="P1"><text:span text:style-name="T1">"outputs"</text:span>: [</text:p>
      <text:p text:style-name="P1">{</text:p>
      <text:p text:style-name="P1"><text:span text:style-name="T1">"internalType"</text:span>: <text:span text:style-name="T3">"uint256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uint256"</text:span></text:p>
      <text:p text:style-name="P1">}</text:p>
      <text:p text:style-name="P1">],</text:p>
      <text:p text:style-name="P1"><text:span text:style-name="T1">"stateMutability"</text:span>: <text:span text:style-name="T3">"view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patient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needsToSendHealthData"</text:span>,</text:p>
      <text:p text:style-name="P1"><text:span text:style-name="T1">"outputs"</text:span>: [</text:p>
      <text:p text:style-name="P1">{</text:p>
      <text:p text:style-name="P1"><text:span text:style-name="T1">"internalType"</text:span>: <text:span text:style-name="T3">"bool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bool"</text:span></text:p>
      <text:p text:style-name="P1">}</text:p>
      <text:p text:style-name="P1">],</text:p>
      <text:p text:style-name="P1"><text:span text:style-name="T1">"stateMutability"</text:span>: <text:span text:style-name="T3">"view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patientConsentToRI"</text:span>,</text:p>
      <text:p text:style-name="P1"><text:span text:style-name="T1">"outputs"</text:span>: [</text:p>
      <text:p text:style-name="P1">{</text:p>
      <text:p text:style-name="P1"><text:span text:style-name="T1">"internalType"</text:span>: <text:span text:style-name="T3">"bool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bool"</text:span></text:p>
      <text:p text:style-name="P1">}</text:p>
      <text:p text:style-name="P1">],</text:p>
      <text:p text:style-name="P1"><text:span text:style-name="T1">"stateMutability"</text:span>: <text:span text:style-name="T3">"view"</text:span>,</text:p>
      <text:p text:style-name="P1"><text:span text:style-name="T1">"type"</text:span>: <text:span text:style-name="T3">"function"</text:span></text:p>
      <text:p text:style-name="P1"><text:soft-page-break/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patientExperts"</text:span>,</text:p>
      <text:p text:style-name="P1"><text:span text:style-name="T1">"outputs"</text:span>: [</text:p>
      <text:p text:style-name="P1">{</text:p>
      <text:p text:style-name="P1"><text:span text:style-name="T1">"internalType"</text:span>: <text:span text:style-name="T3">"bool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bool"</text:span></text:p>
      <text:p text:style-name="P1">}</text:p>
      <text:p text:style-name="P1">],</text:p>
      <text:p text:style-name="P1"><text:span text:style-name="T1">"stateMutability"</text:span>: <text:span text:style-name="T3">"view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ternalType"</text:span>: <text:span text:style-name="T3">"uint256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uint256"</text:span></text:p>
      <text:p text:style-name="P1">}</text:p>
      <text:p text:style-name="P1">],</text:p>
      <text:p text:style-name="P1"><text:span text:style-name="T1">"name"</text:span>: <text:span text:style-name="T3">"patientExpertsList"</text:span>,</text:p>
      <text:p text:style-name="P1"><text:span text:style-name="T1">"out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stateMutability"</text:span>: <text:span text:style-name="T3">"view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<text:soft-page-break/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ternalType"</text:span>: <text:span text:style-name="T3">"uint256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uint256"</text:span></text:p>
      <text:p text:style-name="P1">}</text:p>
      <text:p text:style-name="P1">],</text:p>
      <text:p text:style-name="P1"><text:span text:style-name="T1">"name"</text:span>: <text:span text:style-name="T3">"patientFamilyMembersList"</text:span>,</text:p>
      <text:p text:style-name="P1"><text:span text:style-name="T1">"out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stateMutability"</text:span>: <text:span text:style-name="T3">"view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name"</text:span>,</text:p>
      <text:p text:style-name="P1"><text:span text:style-name="T1">"type"</text:span>: <text:span text:style-name="T3">"string"</text:span></text:p>
      <text:p text:style-name="P1">}</text:p>
      <text:p text:style-name="P1">],</text:p>
      <text:p text:style-name="P1"><text:span text:style-name="T1">"name"</text:span>: <text:span text:style-name="T3">"registerAsFamilyMember"</text:span>,</text:p>
      <text:p text:style-name="P1"><text:span text:style-name="T1">"outputs"</text:span>: [],</text:p>
      <text:p text:style-name="P1"><text:span text:style-name="T1">"stateMutability"</text:span>: <text:span text:style-name="T3">"nonpayable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name"</text:span>,</text:p>
      <text:p text:style-name="P1"><text:span text:style-name="T1">"type"</text:span>: <text:span text:style-name="T3">"string"</text:span></text:p>
      <text:p text:style-name="P1">},</text:p>
      <text:p text:style-name="P1">{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specialization"</text:span>,</text:p>
      <text:p text:style-name="P1"><text:span text:style-name="T1">"type"</text:span>: <text:span text:style-name="T3">"string"</text:span></text:p>
      <text:p text:style-name="P1">},</text:p>
      <text:p text:style-name="P1">{</text:p>
      <text:p text:style-name="P1"><text:span text:style-name="T1">"internalType"</text:span>: <text:span text:style-name="T3">"uint256"</text:span>,</text:p>
      <text:p text:style-name="P1"><text:span text:style-name="T1">"name"</text:span>: <text:span text:style-name="T3">"yearsOfExperience"</text:span>,</text:p>
      <text:p text:style-name="P1"><text:span text:style-name="T1">"type"</text:span>: <text:span text:style-name="T3">"uint256"</text:span></text:p>
      <text:p text:style-name="P1"><text:soft-page-break/>}</text:p>
      <text:p text:style-name="P1">],</text:p>
      <text:p text:style-name="P1"><text:span text:style-name="T1">"name"</text:span>: <text:span text:style-name="T3">"registerAsHealthcareExpert"</text:span>,</text:p>
      <text:p text:style-name="P1"><text:span text:style-name="T1">"outputs"</text:span>: [],</text:p>
      <text:p text:style-name="P1"><text:span text:style-name="T1">"stateMutability"</text:span>: <text:span text:style-name="T3">"nonpayable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],</text:p>
      <text:p text:style-name="P1"><text:span text:style-name="T1">"name"</text:span>: <text:span text:style-name="T3">"registerAsPatient"</text:span>,</text:p>
      <text:p text:style-name="P1"><text:span text:style-name="T1">"outputs"</text:span>: [],</text:p>
      <text:p text:style-name="P1"><text:span text:style-name="T1">"stateMutability"</text:span>: <text:span text:style-name="T3">"nonpayable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name"</text:span>,</text:p>
      <text:p text:style-name="P1"><text:span text:style-name="T1">"type"</text:span>: <text:span text:style-name="T3">"string"</text:span></text:p>
      <text:p text:style-name="P1">}</text:p>
      <text:p text:style-name="P1">],</text:p>
      <text:p text:style-name="P1"><text:span text:style-name="T1">"name"</text:span>: <text:span text:style-name="T3">"registerAsResearchInstitute"</text:span>,</text:p>
      <text:p text:style-name="P1"><text:span text:style-name="T1">"outputs"</text:span>: [],</text:p>
      <text:p text:style-name="P1"><text:span text:style-name="T1">"stateMutability"</text:span>: <text:span text:style-name="T3">"nonpayable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registeredPatients"</text:span>,</text:p>
      <text:p text:style-name="P1"><text:span text:style-name="T1">"outputs"</text:span>: [</text:p>
      <text:p text:style-name="P1">{</text:p>
      <text:p text:style-name="P1"><text:span text:style-name="T1">"internalType"</text:span>: <text:span text:style-name="T3">"bool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bool"</text:span></text:p>
      <text:p text:style-name="P1">}</text:p>
      <text:p text:style-name="P1">],</text:p>
      <text:p text:style-name="P1"><text:span text:style-name="T1">"stateMutability"</text:span>: <text:span text:style-name="T3">"view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expert"</text:span>,</text:p>
      <text:p text:style-name="P1"><text:soft-page-break/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removeHealthcareExpert"</text:span>,</text:p>
      <text:p text:style-name="P1"><text:span text:style-name="T1">"outputs"</text:span>: [],</text:p>
      <text:p text:style-name="P1"><text:span text:style-name="T1">"stateMutability"</text:span>: <text:span text:style-name="T3">"nonpayable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researchInstitutes"</text:span>,</text:p>
      <text:p text:style-name="P1"><text:span text:style-name="T1">"outputs"</text:span>: [</text:p>
      <text:p text:style-name="P1">{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name"</text:span>,</text:p>
      <text:p text:style-name="P1"><text:span text:style-name="T1">"type"</text:span>: <text:span text:style-name="T3">"string"</text:span></text:p>
      <text:p text:style-name="P1">},</text:p>
      <text:p text:style-name="P1">{</text:p>
      <text:p text:style-name="P1"><text:span text:style-name="T1">"internalType"</text:span>: <text:span text:style-name="T3">"bool"</text:span>,</text:p>
      <text:p text:style-name="P1"><text:span text:style-name="T1">"name"</text:span>: <text:span text:style-name="T3">"isRegistered"</text:span>,</text:p>
      <text:p text:style-name="P1"><text:span text:style-name="T1">"type"</text:span>: <text:span text:style-name="T3">"bool"</text:span></text:p>
      <text:p text:style-name="P1">}</text:p>
      <text:p text:style-name="P1">],</text:p>
      <text:p text:style-name="P1"><text:span text:style-name="T1">"stateMutability"</text:span>: <text:span text:style-name="T3">"view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patient"</text:span>,</text:p>
      <text:p text:style-name="P1"><text:span text:style-name="T1">"type"</text:span>: <text:span text:style-name="T3">"address"</text:span></text:p>
      <text:p text:style-name="P1">}</text:p>
      <text:p text:style-name="P1">],</text:p>
      <text:p text:style-name="P1"><text:span text:style-name="T1">"name"</text:span>: <text:span text:style-name="T3">"rewardPatient"</text:span>,</text:p>
      <text:p text:style-name="P1"><text:span text:style-name="T1">"outputs"</text:span>: [],</text:p>
      <text:p text:style-name="P1"><text:span text:style-name="T1">"stateMutability"</text:span>: <text:span text:style-name="T3">"payable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data"</text:span>,</text:p>
      <text:p text:style-name="P1"><text:span text:style-name="T1">"type"</text:span>: <text:span text:style-name="T3">"string"</text:span></text:p>
      <text:p text:style-name="P1"><text:soft-page-break/>}</text:p>
      <text:p text:style-name="P1">],</text:p>
      <text:p text:style-name="P1"><text:span text:style-name="T1">"name"</text:span>: <text:span text:style-name="T3">"sendHealthData"</text:span>,</text:p>
      <text:p text:style-name="P1"><text:span text:style-name="T1">"outputs"</text:span>: [],</text:p>
      <text:p text:style-name="P1"><text:span text:style-name="T1">"stateMutability"</text:span>: <text:span text:style-name="T3">"nonpayable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patient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researchInstitute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data"</text:span>,</text:p>
      <text:p text:style-name="P1"><text:span text:style-name="T1">"type"</text:span>: <text:span text:style-name="T3">"string"</text:span></text:p>
      <text:p text:style-name="P1">}</text:p>
      <text:p text:style-name="P1">],</text:p>
      <text:p text:style-name="P1"><text:span text:style-name="T1">"name"</text:span>: <text:span text:style-name="T3">"sendHealthDataToRI"</text:span>,</text:p>
      <text:p text:style-name="P1"><text:span text:style-name="T1">"outputs"</text:span>: [],</text:p>
      <text:p text:style-name="P1"><text:span text:style-name="T1">"stateMutability"</text:span>: <text:span text:style-name="T3">"nonpayable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pan text:style-name="T1">"internalType"</text:span>: <text:span text:style-name="T3">"address"</text:span>,</text:p>
      <text:p text:style-name="P1"><text:span text:style-name="T1">"name"</text:span>: <text:span text:style-name="T3">"patient"</text:span>,</text:p>
      <text:p text:style-name="P1"><text:span text:style-name="T1">"type"</text:span>: <text:span text:style-name="T3">"address"</text:span></text:p>
      <text:p text:style-name="P1">},</text:p>
      <text:p text:style-name="P1">{</text:p>
      <text:p text:style-name="P1"><text:span text:style-name="T1">"internalType"</text:span>: <text:span text:style-name="T3">"string"</text:span>,</text:p>
      <text:p text:style-name="P1"><text:span text:style-name="T1">"name"</text:span>: <text:span text:style-name="T3">"message"</text:span>,</text:p>
      <text:p text:style-name="P1"><text:span text:style-name="T1">"type"</text:span>: <text:span text:style-name="T3">"string"</text:span></text:p>
      <text:p text:style-name="P1">}</text:p>
      <text:p text:style-name="P1">],</text:p>
      <text:p text:style-name="P1"><text:span text:style-name="T1">"name"</text:span>: <text:span text:style-name="T3">"sendMessageToPatient"</text:span>,</text:p>
      <text:p text:style-name="P1"><text:span text:style-name="T1">"outputs"</text:span>: [],</text:p>
      <text:p text:style-name="P1"><text:span text:style-name="T1">"stateMutability"</text:span>: <text:span text:style-name="T3">"nonpayable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</text:p>
      <text:p text:style-name="P1">{</text:p>
      <text:p text:style-name="P1"><text:soft-page-break/><text:span text:style-name="T1">"internalType"</text:span>: <text:span text:style-name="T3">"bool"</text:span>,</text:p>
      <text:p text:style-name="P1"><text:span text:style-name="T1">"name"</text:span>: <text:span text:style-name="T3">"consent"</text:span>,</text:p>
      <text:p text:style-name="P1"><text:span text:style-name="T1">"type"</text:span>: <text:span text:style-name="T3">"bool"</text:span></text:p>
      <text:p text:style-name="P1">}</text:p>
      <text:p text:style-name="P1">],</text:p>
      <text:p text:style-name="P1"><text:span text:style-name="T1">"name"</text:span>: <text:span text:style-name="T3">"setConsentToRI"</text:span>,</text:p>
      <text:p text:style-name="P1"><text:span text:style-name="T1">"outputs"</text:span>: [],</text:p>
      <text:p text:style-name="P1"><text:span text:style-name="T1">"stateMutability"</text:span>: <text:span text:style-name="T3">"nonpayable"</text:span>,</text:p>
      <text:p text:style-name="P1"><text:span text:style-name="T1">"type"</text:span>: <text:span text:style-name="T3">"function"</text:span></text:p>
      <text:p text:style-name="P1">},</text:p>
      <text:p text:style-name="P1">{</text:p>
      <text:p text:style-name="P1"><text:span text:style-name="T1">"inputs"</text:span>: [],</text:p>
      <text:p text:style-name="P1"><text:span text:style-name="T1">"name"</text:span>: <text:span text:style-name="T3">"viewNotifications"</text:span>,</text:p>
      <text:p text:style-name="P1"><text:span text:style-name="T1">"outputs"</text:span>: [</text:p>
      <text:p text:style-name="P1">{</text:p>
      <text:p text:style-name="P1"><text:span text:style-name="T1">"internalType"</text:span>: <text:span text:style-name="T3">"string[]"</text:span>,</text:p>
      <text:p text:style-name="P1"><text:span text:style-name="T1">"name"</text:span>: <text:span text:style-name="T3">""</text:span>,</text:p>
      <text:p text:style-name="P1"><text:span text:style-name="T1">"type"</text:span>: <text:span text:style-name="T3">"string[]"</text:span></text:p>
      <text:p text:style-name="P1">}</text:p>
      <text:p text:style-name="P1">],</text:p>
      <text:p text:style-name="P1"><text:span text:style-name="T1">"stateMutability"</text:span>: <text:span text:style-name="T3">"view"</text:span>,</text:p>
      <text:p text:style-name="P1"><text:span text:style-name="T1">"type"</text:span>: <text:span text:style-name="T3">"function"</text:span></text:p>
      <text:p text:style-name="P1">}</text:p>
      <text:p text:style-name="P1">]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00:03:25.782674502</meta:creation-date>
    <dc:date>2024-08-27T00:04:06.741989225</dc:date>
    <meta:editing-duration>PT42S</meta:editing-duration>
    <meta:editing-cycles>1</meta:editing-cycles>
    <meta:document-statistic meta:table-count="0" meta:image-count="0" meta:object-count="0" meta:page-count="16" meta:paragraph-count="788" meta:word-count="1270" meta:character-count="9810" meta:non-whitespace-character-count="9328"/>
    <meta:generator>LibreOffice/7.3.7.2$Linux_X86_64 LibreOffice_project/30$Build-2</meta:generator>
  </office:meta>
</office:document-meta>
</file>